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fill="solid" draw:fill-color="#ffdcc8" draw:textarea-horizontal-align="center" draw:textarea-vertical-align="middle"/>
    </style:style>
    <style:style style:name="gr4" style:family="graphic" style:parent-style-name="standard">
      <style:graphic-properties draw:fill="solid" draw:fill-color="#a5ffa5"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solid" draw:stroke-dash="Ultrafine_20_Dashed"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6pt"/>
    </style:style>
    <style:style style:name="P5" style:family="paragraph">
      <style:paragraph-properties fo:text-align="center"/>
      <style:text-properties fo:font-size="6pt"/>
    </style:style>
    <style:style style:name="P6" style:family="paragraph">
      <style:paragraph-properties fo:margin-left="0cm" fo:margin-right="0cm" fo:text-indent="0cm"/>
      <style:text-properties fo:font-size="7pt"/>
    </style:style>
    <style:style style:name="T1" style:family="text">
      <style:text-properties fo:font-size="10pt"/>
    </style:style>
    <style:style style:name="T2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651cm" svg:height="0.381cm" svg:x="0.762cm" svg:y="1.27cm">
          <text:p text:style-name="P1"><text:span text:style-name="T1">A</text:span></text:p>
        </draw:rect>
        <draw:rect draw:style-name="gr2" draw:text-style-name="P2" draw:layer="layout" svg:width="1.778cm" svg:height="0.381cm" svg:x="2.413cm" svg:y="1.27cm">
          <text:p text:style-name="P1"><text:span text:style-name="T1">B</text:span></text:p>
        </draw:rect>
        <draw:rect draw:style-name="gr3" draw:text-style-name="P2" draw:layer="layout" svg:width="0.889cm" svg:height="0.381cm" svg:x="4.191cm" svg:y="1.27cm">
          <text:p text:style-name="P1"><text:span text:style-name="T1">C</text:span></text:p>
        </draw:rect>
        <draw:rect draw:style-name="gr4" draw:text-style-name="P2" draw:layer="layout" svg:width="1.905cm" svg:height="0.381cm" svg:x="5.08cm" svg:y="1.27cm">
          <text:p text:style-name="P1"><text:span text:style-name="T1">D</text:span></text:p>
        </draw:rect>
        <draw:rect draw:style-name="gr1" draw:text-style-name="P2" draw:layer="layout" svg:width="1.651cm" svg:height="0.381cm" svg:x="0.762cm" svg:y="3.302cm">
          <text:p text:style-name="P1"><text:span text:style-name="T1">A</text:span></text:p>
        </draw:rect>
        <draw:rect draw:style-name="gr2" draw:text-style-name="P2" draw:layer="layout" svg:width="1.778cm" svg:height="0.381cm" svg:x="3.302cm" svg:y="3.302cm">
          <text:p text:style-name="P1"><text:span text:style-name="T1">B</text:span></text:p>
        </draw:rect>
        <draw:rect draw:style-name="gr4" draw:text-style-name="P2" draw:layer="layout" svg:width="1.905cm" svg:height="0.381cm" svg:x="5.08cm" svg:y="3.302cm">
          <text:p text:style-name="P1"><text:span text:style-name="T1">D</text:span></text:p>
        </draw:rect>
        <draw:rect draw:style-name="gr5" draw:text-style-name="P2" draw:layer="layout" svg:width="0.889cm" svg:height="0.381cm" svg:x="2.413cm" svg:y="3.302cm">
          <text:p text:style-name="P1"><text:span text:style-name="T1">E</text:span></text:p>
        </draw:rect>
        <draw:line draw:style-name="gr6" draw:text-style-name="P3" draw:layer="layout" svg:x1="0.762cm" svg:y1="1.143cm" svg:x2="6.985cm" svg:y2="1.143cm">
          <text:p/>
        </draw:line>
        <draw:line draw:style-name="gr7" draw:text-style-name="P3" draw:layer="layout" svg:x1="0.762cm" svg:y1="1.143cm" svg:x2="0.762cm" svg:y2="0.254cm">
          <text:p/>
        </draw:line>
        <draw:line draw:style-name="gr7" draw:text-style-name="P3" draw:layer="layout" svg:x1="0.762cm" svg:y1="3.175cm" svg:x2="0.762cm" svg:y2="2.286cm">
          <text:p/>
        </draw:line>
        <draw:line draw:style-name="gr6" draw:text-style-name="P3" draw:layer="layout" svg:x1="0.762cm" svg:y1="3.175cm" svg:x2="6.985cm" svg:y2="3.175cm">
          <text:p/>
        </draw:line>
        <draw:path draw:style-name="gr8" draw:text-style-name="P3" draw:layer="layout" svg:width="1.65cm" svg:height="0.253cm" svg:x="0.763cm" svg:y="0.508cm" svg:viewBox="0 0 1651 254" svg:d="m0 0c254 0 508 127 508 127 0 0 381 127 381 127 0 0 762 0 762 0">
          <text:p/>
        </draw:path>
        <draw:path draw:style-name="gr9" draw:text-style-name="P3" draw:layer="layout" svg:width="1.65cm" svg:height="0.253cm" svg:x="0.762cm" svg:y="2.54cm" svg:viewBox="0 0 1651 254" svg:d="m0 0c254 0 508 127 508 127 0 0 381 127 381 127 0 0 762 0 762 0">
          <text:p/>
        </draw:path>
        <draw:path draw:style-name="gr8" draw:text-style-name="P3" draw:layer="layout" svg:width="1.777cm" svg:height="0.253cm" svg:x="2.413cm" svg:y="0.508cm" svg:viewBox="0 0 1778 254" svg:d="m0 254c508 0 381 0 381 0 0 0 254-127 254-127 0 0 254-127 254-127 0 0 508 0 508 0 0 0 381 0 381 0">
          <text:p/>
        </draw:path>
        <draw:path draw:style-name="gr9" draw:text-style-name="P3" draw:layer="layout" svg:width="1.777cm" svg:height="0.253cm" svg:x="3.302cm" svg:y="2.54cm" svg:viewBox="0 0 1778 254" svg:d="m0 254c508 0 381 0 381 0 0 0 254-127 254-127 0 0 254-127 254-127 0 0 508 0 508 0 0 0 381 0 381 0">
          <text:p/>
        </draw:path>
        <draw:path draw:style-name="gr10" draw:text-style-name="P3" draw:layer="layout" svg:width="0.888cm" svg:height="0cm" svg:x="4.191cm" svg:y="0.508cm" svg:viewBox="0 0 889 0" svg:d="m889 0c-889 0-889 0-889 0">
          <text:p/>
        </draw:path>
        <draw:path draw:style-name="gr8" draw:text-style-name="P3" draw:layer="layout" svg:width="0.888cm" svg:height="0cm" svg:x="4.191cm" svg:y="0.508cm" svg:viewBox="0 0 889 0" svg:d="m889 0c-889 0-889 0-889 0">
          <text:p/>
        </draw:path>
        <draw:path draw:style-name="gr8" draw:text-style-name="P3" draw:layer="layout" svg:width="1.904cm" svg:height="0.38cm" svg:x="5.08cm" svg:y="0.508cm" svg:viewBox="0 0 1905 381" svg:d="m1905 381c-762 0-1016-127-1016-127 0 0-254-254-254-254 0 0-635 0-635 0">
          <text:p/>
        </draw:path>
        <draw:path draw:style-name="gr9" draw:text-style-name="P3" draw:layer="layout" svg:width="1.904cm" svg:height="0.38cm" svg:x="5.08cm" svg:y="2.54cm" svg:viewBox="0 0 1905 381" svg:d="m1905 381c-762 0-1016-127-1016-127 0 0-254-254-254-254 0 0-635 0-635 0">
          <text:p/>
        </draw:path>
        <draw:line draw:style-name="gr11" draw:text-style-name="P3" draw:layer="layout" svg:x1="2.413cm" svg:y1="2.921cm" svg:x2="3.302cm" svg:y2="2.921cm">
          <text:p/>
        </draw:line>
        <draw:path draw:style-name="gr12" draw:text-style-name="P3" draw:layer="layout" svg:width="1.649cm" svg:height="0.38cm" svg:x="0.763cm" svg:y="2.54cm" svg:viewBox="0 0 1650 381" svg:d="m0 0c254 0 508 127 508 127 0 0 386 47 386 47 0 0 377 1 502 24 0 0 0 0 127 56 0 0 0 0 127 127">
          <text:p/>
        </draw:path>
        <draw:path draw:style-name="gr12" draw:text-style-name="P3" draw:layer="layout" svg:width="1.789cm" svg:height="0.384cm" svg:x="3.298cm" svg:y="2.533cm" svg:viewBox="0 0 1790 385" svg:d="m0 385c79 0 79-32 171-68 204-57 214-56 214-56 0 0 254-127 254-127 0 0 254-127 254-127 0 0 508 0 508 0 0 0 105-53 254 127 0 0 0 0 135 243">
          <text:p/>
        </draw:path>
        <draw:path draw:style-name="gr12" draw:text-style-name="P3" draw:layer="layout" svg:width="1.915cm" svg:height="0.384cm" svg:x="5.064cm" svg:y="2.518cm" svg:viewBox="0 0 1916 385" svg:d="m1916 322c-762 0-1013-110-1013-110 0 0-251-189-251-189 0 0-129-8-235-23-197 78-187 70-274 149-69 63-143 236-143 236">
          <text:p/>
        </draw:path>
        <draw:circle draw:style-name="gr13" draw:text-style-name="P5" draw:layer="layout" svg:width="0.254cm" svg:height="0.254cm" svg:x="2.794cm" svg:y="2.54cm">
          <text:p text:style-name="P4"><text:span text:style-name="T2">1</text:span></text:p>
        </draw:circle>
        <draw:circle draw:style-name="gr13" draw:text-style-name="P5" draw:layer="layout" svg:width="0.254cm" svg:height="0.254cm" svg:x="4.953cm" svg:y="2.242cm">
          <text:p text:style-name="P4"><text:span text:style-name="T2">2</text:span></text:p>
        </draw:circle>
        <draw:circle draw:style-name="gr13" draw:text-style-name="P5" draw:layer="layout" svg:width="0.254cm" svg:height="0.254cm" svg:x="6.256cm" svg:y="2.478cm">
          <text:p text:style-name="P4"><text:span text:style-name="T2">3</text:span></text:p>
        </draw:circle>
        <draw:circle draw:style-name="gr13" draw:text-style-name="P5" draw:layer="layout" svg:width="0.254cm" svg:height="0.254cm" svg:x="3.333cm" svg:y="2.47cm">
          <text:p text:style-name="P4"><text:span text:style-name="T2">2</text:span></text:p>
        </draw:circle>
        <draw:circle draw:style-name="gr13" draw:text-style-name="P5" draw:layer="layout" svg:width="0.254cm" svg:height="0.254cm" svg:x="2.238cm" svg:y="2.463cm">
          <text:p text:style-name="P4"><text:span text:style-name="T2">2</text:span></text:p>
        </draw:circle>
        <draw:circle draw:style-name="gr13" draw:text-style-name="P5" draw:layer="layout" svg:width="0.254cm" svg:height="0.254cm" svg:x="1.596cm" svg:y="2.384cm">
          <text:p text:style-name="P4"><text:span text:style-name="T2">3</text:span></text:p>
        </draw:circle>
        <draw:circle draw:style-name="gr13" draw:text-style-name="P5" draw:layer="layout" svg:width="0.254cm" svg:height="0.254cm" svg:x="0.858cm" svg:y="2.148cm">
          <text:p text:style-name="P4"><text:span text:style-name="T2">4</text:span></text:p>
        </draw:circle>
        <draw:circle draw:style-name="gr13" draw:text-style-name="P5" draw:layer="layout" svg:width="0.254cm" svg:height="0.254cm" svg:x="7.045cm" svg:y="2.666cm">
          <text:p text:style-name="P4"><text:span text:style-name="T2">4</text:span></text:p>
        </draw:circle>
        <draw:frame draw:style-name="gr14" draw:text-style-name="P6" draw:layer="layout" svg:width="0.985cm" svg:height="0.526cm" draw:transform="rotate (1.5707963267946) translate (0.254cm 3.271cm)">
          <draw:text-box>
            <text:p text:style-name="P6">trust</text:p>
          </draw:text-box>
        </draw:frame>
        <draw:frame draw:style-name="gr14" draw:text-style-name="P6" draw:layer="layout" svg:width="0.985cm" svg:height="0.526cm" draw:transform="rotate (1.5707963267946) translate (0.236cm 1.27cm)">
          <draw:text-box>
            <text:p text:style-name="P6">tru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4.06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meta:initial-creator>Luca de Alfaro</meta:initial-creator>
    <meta:creation-date>2007-11-01T14:48:02</meta:creation-date>
    <dc:creator>Luca de Alfaro</dc:creator>
    <dc:date>2007-11-01T17:07:34</dc:date>
    <dc:language>en-US</dc:language>
    <meta:editing-cycles>4</meta:editing-cycles>
    <meta:editing-duration>PT1H16M45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